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3f06" officeooo:paragraph-rsid="00183f06"/>
    </style:style>
    <style:style style:name="P2" style:family="paragraph" style:parent-style-name="Standard">
      <style:text-properties officeooo:rsid="0018bff2" officeooo:paragraph-rsid="0018bff2"/>
    </style:style>
    <style:style style:name="P3" style:family="paragraph" style:parent-style-name="Standard">
      <style:text-properties officeooo:rsid="0018bff2" officeooo:paragraph-rsid="0018bff2"/>
    </style:style>
    <style:style style:name="P4" style:family="paragraph" style:parent-style-name="Text_20_body">
      <style:text-properties officeooo:rsid="0018bff2" officeooo:paragraph-rsid="0018bff2"/>
    </style:style>
    <style:style style:name="P5"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faut jouer avec le flex, la taille de police , le padding et margin en effet</text:p>
      <text:p text:style-name="P1">Bouton icone</text:p>
      <text:p text:style-name="P1">Le border-radius sert juste à arrondir les coins de ton "cadre" !</text:p>
      <text:p text:style-name="P2">perso j'ai pris entre le grey de base et le F2F2F2 car l'un trop clair et l'autre trop foncé je trouve</text:p>
      <text:p text:style-name="P2"/>
      <text:p text:style-name="P4">Par exemple, pour changer la couleur de fond d'un élément, vous devez définir une valeur comme code hexadécimal avec la propriété background-color. Voici un exemple de <text:bookmark text:name="r-3671420"/>propriétés que vous pouvez changer au sein de votre CSS :</text:p>
      <text:p text:style-name="P5"><text:bookmark text:name="r-3671056"/><text:span text:style-name="Source_20_Text">element {</text:span></text:p>
      <text:p text:style-name="P5"><text:bookmark text:name="r-36710561"/><text:span text:style-name="Source_20_Text"><text:s text:c="4"/>color: blue; /* change la couleur */</text:span></text:p>
      <text:p text:style-name="P5"><text:bookmark text:name="r-36710562"/><text:span text:style-name="Source_20_Text"><text:s text:c="4"/>opacity: 0.1; /* change l'opacité. Ici 10% */</text:span></text:p>
      <text:p text:style-name="P5"><text:bookmark text:name="r-36710563"/><text:span text:style-name="Source_20_Text"><text:s text:c="4"/>background-color: yellow; /* change la couleur de fond */</text:span></text:p>
      <text:p text:style-name="P5"><text:bookmark text:name="r-36710564"/><text:span text:style-name="Source_20_Text"><text:s text:c="4"/>font-family: Arial;/* change la police utilisée */</text:span></text:p>
      <text:p text:style-name="P5"><text:bookmark text:name="r-36710565"/><text:span text:style-name="Source_20_Text"><text:s text:c="4"/>text-align: center; /* change l'allignement */</text:span></text:p>
      <text:p text:style-name="P5"><text:bookmark text:name="r-36710566"/><text:span text:style-name="Source_20_Text"><text:s text:c="4"/>font-size: 14px; /* change la taille de la police */</text:span></text:p>
      <text:p text:style-name="P5"><text:bookmark text:name="r-36710567"/><text:span text:style-name="Source_20_Text"><text:s text:c="4"/>border: 1px solid black; /* ajoute une bordure */</text:span></text:p>
      <text:p text:style-name="P5"><text:bookmark text:name="r-36710568"/><text:span text:style-name="Source_20_Text"><text:s text:c="4"/>margin: 5px; /* ajoute une marge autour de l'élément */</text:span></text:p>
      <text:p text:style-name="P5"><text:bookmark text:name="r-36710569"/><text:span text:style-name="Source_20_Text"><text:s text:c="4"/>padding: 10px; /* ajoute de l'espace à l'intérieur de l'élément */</text:span></text:p>
      <text:p text:style-name="P5"><text:bookmark text:name="r-367105610"/><text:span text:style-name="Source_20_Text"><text:s text:c="4"/>height: 50px; /* hauteur de l'élément */</text:span></text:p>
      <text:p text:style-name="P5"><text:bookmark text:name="r-367105611"/><text:span text:style-name="Source_20_Text"><text:s text:c="4"/>width: 50px; /* largeur de l'élément */</text:span></text:p>
      <text:p text:style-name="P5"><text:bookmark text:name="r-367105612"/><text:span text:style-name="Source_20_Text">}</text:span></text:p>
      <text:p text:style-name="Text_20_body"><text:bookmark text:name="r-3671432"/>Dans cette liste, vous avez des propriétés qui changent la couleur des éléments, la disposition des éléments, l'espace entre les éléments, l'espace autour des éléments, et plus encore. La liste est en réalité beaucoup plus longue !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10S</meta:editing-duration>
    <meta:editing-cycles>6</meta:editing-cycles>
    <meta:generator>LibreOffice/5.3.1.2$Windows_X86_64 LibreOffice_project/e80a0e0fd1875e1696614d24c32df0f95f03deb2</meta:generator>
    <dc:date>2021-01-07T21:42:26.136000000</dc:date>
    <meta:document-statistic meta:table-count="0" meta:image-count="0" meta:object-count="0" meta:page-count="1" meta:paragraph-count="19" meta:word-count="220" meta:character-count="1304" meta:non-whitespace-character-count="1058"/>
    <meta:user-defined meta:name="Info 1"/>
    <meta:user-defined meta:name="Info 2"/>
    <meta:user-defined meta:name="Info 3"/>
    <meta:user-defined meta:name="Info 4"/>
  </office:meta>
</office:document-meta>
</file>